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ipei Sans TC Beta" svg:font-family="'Taipei Sans TC Beta'" style:font-family-generic="swiss" style:font-pitch="variable"/>
    <style:font-face style:name="Arial" svg:font-family="Arial" style:font-family-generic="system" style:font-pitch="variable"/>
    <style:font-face style:name="Noto Sans TC" svg:font-family="'Noto Sans T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496cm" table:align="left" fo:background-color="transparent">
        <style:background-image/>
      </style:table-properties>
    </style:style>
    <style:style style:name="表格1.A" style:family="table-column">
      <style:table-column-properties style:column-width="1.499cm"/>
    </style:style>
    <style:style style:name="表格1.C" style:family="table-column">
      <style:table-column-properties style:column-width="2.499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font-size="14pt" style:font-name-asian="Taipei Sans TC Beta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aipei Sans TC Beta" fo:font-size="14pt" officeooo:rsid="001308f5" officeooo:paragraph-rsid="001308f5" style:font-name-asian="Taipei Sans TC Bet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aipei Sans TC Beta" fo:font-size="14pt" style:font-name-asian="Taipei Sans TC Beta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aipei Sans TC Beta" fo:font-size="15pt" style:font-name-asian="Taipei Sans TC Beta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 table:number-columns-repeated="2"/>
        <table:table-column table:style-name="表格1.C" table:number-columns-repeated="5"/>
        <table:table-row table:style-name="TableLine1467897384544">
          <table:table-cell table:style-name="表格1.A1" office:value-type="string">
            <text:p text:style-name="P3">組別</text:p>
          </table:table-cell>
          <table:table-cell table:style-name="表格1.A1" office:value-type="string">
            <text:p text:style-name="P3">姓名</text:p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G1" office:value-type="string">
            <text:p text:style-name="P3"/>
          </table:table-cell>
        </table:table-row>
        <table:table-row table:style-name="TableLine1467897384544">
          <table:table-cell table:style-name="表格1.A2" table:number-rows-spanned="16" office:value-type="string">
            <text:p text:style-name="P3">Ａ</text:p>
          </table:table-cell>
          <table:table-cell table:style-name="表格1.A2" office:value-type="string">
            <text:p text:style-name="P2">騏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表格1.4">
          <table:covered-table-cell/>
          <table:table-cell table:style-name="表格1.A2" office:value-type="string">
            <text:p text:style-name="P3">亦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唐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敬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丙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駱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霖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宏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紹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謝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璨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table-cell table:style-name="表格1.A2" table:number-rows-spanned="18" office:value-type="string">
            <text:p text:style-name="P2">Ｂ</text:p>
          </table:table-cell>
          <table:table-cell table:style-name="表格1.A2" office:value-type="string">
            <text:p text:style-name="P3">閔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蔡瑞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毅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涵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宥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栩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瑭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薛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聿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畇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晧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>詩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  <table:table-row table:style-name="TableLine1467897384544">
          <table:covered-table-cell/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G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ipei Sans TC Beta" svg:font-family="'Taipei Sans TC Beta'" style:font-family-generic="swiss" style:font-pitch="variable"/>
    <style:font-face style:name="Arial" svg:font-family="Arial" style:font-family-generic="system" style:font-pitch="variable"/>
    <style:font-face style:name="Noto Sans TC" svg:font-family="'Noto Sans T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1T18:21:59.506000000</meta:creation-date>
    <dc:date>2025-01-21T18:34:33.730000000</dc:date>
    <meta:editing-duration>PT12M36S</meta:editing-duration>
    <meta:editing-cycles>1</meta:editing-cycles>
    <meta:document-statistic meta:table-count="1" meta:image-count="0" meta:object-count="0" meta:page-count="1" meta:paragraph-count="28" meta:word-count="31" meta:character-count="31" meta:non-whitespace-character-count="31"/>
    <meta:generator>LibreOffice/7.1.6.2$Windows_X86_64 LibreOffice_project/0e133318fcee89abacd6a7d077e292f1145735c3</meta:generator>
  </office:meta>
</office:document-meta>
</file>